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b34a" officeooo:paragraph-rsid="0010b34a"/>
    </style:style>
    <style:style style:name="P2" style:family="paragraph" style:parent-style-name="Standard" style:list-style-name="L1">
      <style:text-properties officeooo:rsid="0010b34a" officeooo:paragraph-rsid="0010b34a"/>
    </style:style>
    <style:style style:name="P3" style:family="paragraph" style:parent-style-name="Standard" style:list-style-name="L1">
      <style:text-properties officeooo:rsid="0010b34a" officeooo:paragraph-rsid="0012c195"/>
    </style:style>
    <style:style style:name="P4" style:family="paragraph" style:parent-style-name="Standard" style:list-style-name="L2">
      <style:text-properties officeooo:paragraph-rsid="0012c195"/>
    </style:style>
    <style:style style:name="P5" style:family="paragraph" style:parent-style-name="Standard" style:list-style-name="L3">
      <style:text-properties officeooo:paragraph-rsid="0010d697"/>
    </style:style>
    <style:style style:name="P6" style:family="paragraph" style:parent-style-name="Standard" style:list-style-name="L3">
      <style:text-properties officeooo:rsid="0012c195" officeooo:paragraph-rsid="0012c195"/>
    </style:style>
    <style:style style:name="P7" style:family="paragraph" style:parent-style-name="Standard">
      <style:text-properties officeooo:rsid="0012c195" officeooo:paragraph-rsid="0012c195"/>
    </style:style>
    <style:style style:name="P8" style:family="paragraph" style:parent-style-name="Standard" style:list-style-name="L4">
      <style:text-properties officeooo:rsid="0012c195" officeooo:paragraph-rsid="0012c195"/>
    </style:style>
    <style:style style:name="P9" style:family="paragraph" style:parent-style-name="Standard" style:list-style-name="L5">
      <style:text-properties officeooo:rsid="0012c195" officeooo:paragraph-rsid="0012c195"/>
    </style:style>
    <style:style style:name="P10" style:family="paragraph" style:parent-style-name="Standard">
      <style:text-properties officeooo:rsid="00164308" officeooo:paragraph-rsid="00164308"/>
    </style:style>
    <style:style style:name="P11" style:family="paragraph" style:parent-style-name="Standard">
      <style:text-properties officeooo:rsid="00164308" officeooo:paragraph-rsid="00176d53"/>
    </style:style>
    <style:style style:name="P12" style:family="paragraph" style:parent-style-name="Standard">
      <style:text-properties officeooo:rsid="00183ea7" officeooo:paragraph-rsid="00183ea7"/>
    </style:style>
    <style:style style:name="P13" style:family="paragraph" style:parent-style-name="Standard">
      <style:text-properties officeooo:rsid="001ad44b" officeooo:paragraph-rsid="001ad44b"/>
    </style:style>
    <style:style style:name="P14" style:family="paragraph" style:parent-style-name="Standard">
      <style:text-properties style:text-underline-style="solid" style:text-underline-width="auto" style:text-underline-color="font-color" officeooo:rsid="001ad44b" officeooo:paragraph-rsid="001ad44b"/>
    </style:style>
    <style:style style:name="P15" style:family="paragraph" style:parent-style-name="Standard">
      <style:text-properties fo:font-size="18pt" style:text-underline-style="none" officeooo:rsid="001ad44b" officeooo:paragraph-rsid="001ad44b" style:font-size-asian="18pt" style:font-size-complex="18pt"/>
    </style:style>
    <style:style style:name="P16" style:family="paragraph" style:parent-style-name="Standard">
      <style:text-properties fo:font-size="18pt" style:text-underline-style="solid" style:text-underline-width="auto" style:text-underline-color="font-color" officeooo:rsid="001ad44b" officeooo:paragraph-rsid="001ad44b" style:font-size-asian="18pt" style:font-size-complex="18pt"/>
    </style:style>
    <style:style style:name="T1" style:family="text">
      <style:text-properties fo:font-size="18pt" style:font-size-asian="18pt" style:font-size-complex="18pt"/>
    </style:style>
    <style:style style:name="T2" style:family="text">
      <style:text-properties fo:font-size="18pt" officeooo:rsid="0010d697" style:font-size-asian="18pt" style:font-size-complex="18pt"/>
    </style:style>
    <style:style style:name="T3" style:family="text">
      <style:text-properties fo:font-size="18pt" officeooo:rsid="0012c195" style:font-size-asian="18pt" style:font-size-complex="18pt"/>
    </style:style>
    <style:style style:name="T4" style:family="text">
      <style:text-properties fo:font-size="18pt" officeooo:rsid="00176d53" style:font-size-asian="18pt" style:font-size-complex="18pt"/>
    </style:style>
    <style:style style:name="T5" style:family="text">
      <style:text-properties fo:font-size="18pt" officeooo:rsid="00183ea7" style:font-size-asian="18pt" style:font-size-complex="18pt"/>
    </style:style>
    <style:style style:name="T6" style:family="text">
      <style:text-properties fo:font-size="18pt" style:text-underline-style="solid" style:text-underline-width="auto" style:text-underline-color="font-color" style:font-size-asian="18pt" style:font-size-complex="18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Το λεξιλόγιο και η σύνταξη της γλώσσας έχουν υλοποιηθεί με βάση την ΓΧΣ που έχει δωθεί στην εκφώνηση. Πιο συγκεκριμένα</text:span></text:p>
      <text:p text:style-name="P1"><text:span text:style-name="T1">το προγραμμα αποτελείται από εντολές που διαχωρίζονται με ‘;’ ενώ η τελευ</text:span><text:span text:style-name="T3">τ</text:span><text:span text:style-name="T1">αία εντολή δεν τελειώνει με ‘;’. Υπάρχουν πέντε τύπουι εντολών: </text:span></text:p>
      <text:list xml:id="list3900176932" text:style-name="L1">
        <text:list-item>
          <text:p text:style-name="P3"><text:span text:style-name="T1">Η εκχώρηση τιμής που έχει την μορφή: </text:span></text:p>
          <text:list>
            <text:list-item>
              <text:list>
                <text:list-item>
                  <text:list>
                    <text:list-header>
                      <text:p text:style-name="P3"><text:span text:style-name="T1">όνομα := έκφραση</text:span></text:p>
                    </text:list-header>
                  </text:list>
                </text:list-item>
              </text:list>
            </text:list-item>
          </text:list>
        </text:list-item>
        <text:list-item>
          <text:p text:style-name="P2"><text:span text:style-name="T2">Η</text:span><text:span text:style-name="T1"> εντολή επιλογής </text:span><text:span text:style-name="T2">που έχει την μορφή: </text:span></text:p>
        </text:list-item>
      </text:list>
      <text:list xml:id="list3903329593" text:style-name="L2">
        <text:list-item>
          <text:p text:style-name="P4"><text:span text:style-name="T2">if </text:span><text:span text:style-name="T3">έκφραση</text:span><text:span text:style-name="T2"> then εντολές end <text:s/>ή</text:span></text:p>
        </text:list-item>
        <text:list-item>
          <text:p text:style-name="P4"><text:span text:style-name="T2">if </text:span><text:span text:style-name="T3">έκφραση</text:span><text:span text:style-name="T2"> then εντολές else εντολές end</text:span></text:p>
        </text:list-item>
      </text:list>
      <text:list xml:id="list1626022673" text:style-name="L3">
        <text:list-item>
          <text:p text:style-name="P5"><text:span text:style-name="T2">Η εντολή επανάληψης </text:span><text:span text:style-name="T3">που έχει την μορφή: </text:span></text:p>
          <text:list>
            <text:list-item>
              <text:list>
                <text:list-item>
                  <text:list>
                    <text:list-header>
                      <text:p text:style-name="P6"><text:span text:style-name="T1">repeat εντολές until έκφραση</text:span></text:p>
                    </text:list-header>
                  </text:list>
                </text:list-item>
              </text:list>
            </text:list-item>
          </text:list>
        </text:list-item>
        <text:list-item>
          <text:p text:style-name="P6"><text:span text:style-name="T1">Οι εντολές ανάγνωσης:</text:span></text:p>
        </text:list-item>
      </text:list>
      <text:list xml:id="list2680494898" text:style-name="L4">
        <text:list-item>
          <text:list>
            <text:list-item>
              <text:list>
                <text:list-item>
                  <text:list>
                    <text:list-item>
                      <text:list>
                        <text:list-item>
                          <text:p text:style-name="P8"><text:span text:style-name="T1">read ονομα</text:span></text:p>
                        </text:list-item>
                        <text:list-item>
                          <text:p text:style-name="P8"><text:span text:style-name="T1">write ονομα</text:span></text:p>
                        </text:list-item>
                      </text:list>
                    </text:list-item>
                  </text:list>
                </text:list-item>
              </text:list>
            </text:list-item>
          </text:list>
        </text:list-item>
      </text:list>
      <text:p text:style-name="P7"><text:span text:style-name="T1">Η εκφράσεις αποτελούνται από αριθμούς ονόματα που χωρίζονται από τους εξής τελεστές:</text:span></text:p>
      <text:list xml:id="list3417715962" text:style-name="L5">
        <text:list-item>
          <text:p text:style-name="P9"><text:span text:style-name="T1">Αριθμητικούς: *, / , +, -</text:span></text:p>
        </text:list-item>
        <text:list-item>
          <text:p text:style-name="P9"><text:span text:style-name="T1">Συγκριτικούς: &lt;, =</text:span></text:p>
        </text:list-item>
      </text:list>
      <text:p text:style-name="P7"><text:span text:style-name="T1"/></text:p>
      <text:p text:style-name="P10"><text:span text:style-name="T1">Για την υλοποίηση της γλώσσας χρησιμοποιέιται το flex για την λεξική ανάληση όπου το πρόγραμμα χωρίζεται σε tokens. Αυτά τα tokens τα δέχεται στην συνέχεια ο parser που κάνει την συντακτική ανάλυση. Ο parser υλοποιέιται με το bison.</text:span></text:p>
      <text:p text:style-name="P11"><text:span text:style-name="T1">Στην συντακτική ανάλυση οι κανόνες εχουν υλοποιηθεί ακριβώς έτσι όπως δίνεται η ΓΧΣ. </text:span><text:span text:style-name="T4">Για το συντακτικό δένδρο</text:span><text:span text:style-name="T1"> </text:span><text:span text:style-name="T4">ορίζεται ενα struct Node που περιέχει τύπο ορισμένο με enums και data που αποθηκεύουν έτσι όπως ορίζεται ο κάθε κανόνας τα δεδομένα του. Κάθε μη τερματικό αποθηκεύεται ως δείκτης σε ένα καινούριο <text:s/>Νode. </text:span><text:span text:style-name="T5">Για την εκτύπωση του δένδρου το δενδρο διασχίζεται αναδρομικά από το root node προς τα κάτω από τα αριστερά στα δεξία και τυπώνει τα δεδομένα με κενά ανάλογα με το αντίστοιχο βάθος. Για την παραγωγή του mixal κώδικα το δένδρο διασχίζεται από το root node και ανάλογα τον τύπο του node πρώτα τα δεξία ή </text:span><text:soft-page-break/><text:span text:style-name="T5">πρώτα αριστερά για να τηρηθεί η σωστή προτεραιότητα των τελεστών.</text:span></text:p>
      <text:p text:style-name="P11"><text:span text:style-name="T5"/></text:p>
      <text:p text:style-name="P12"><text:span text:style-name="T1">Παράδειγμα </text:span></text:p>
      <text:p text:style-name="P12"><text:span text:style-name="T6">Input</text:span><text:span text:style-name="T1">:</text:span></text:p>
      <text:p text:style-name="P12"><text:span text:style-name="T1">if x + 8 / 7 &lt; a - 5 then </text:span></text:p>
      <text:p text:style-name="P12"><text:span text:style-name="T1"><text:s text:c="4"/>a := 4;</text:span></text:p>
      <text:p text:style-name="P12"><text:span text:style-name="T1"><text:s text:c="4"/>mjd2 := 2</text:span></text:p>
      <text:p text:style-name="P12"><text:span text:style-name="T1">end</text:span></text:p>
      <text:p text:style-name="P12"><text:span text:style-name="T1"/></text:p>
      <text:p text:style-name="P12"><text:span text:style-name="T6">Output</text:span><text:span text:style-name="T1">:</text:span></text:p>
      <text:p text:style-name="P12"><text:span text:style-name="T1">START<text:tab/>LDA =7=</text:span></text:p>
      <text:p text:style-name="P12"><text:span text:style-name="T1"><text:tab/>STA T0</text:span></text:p>
      <text:p text:style-name="P12"><text:span text:style-name="T1"><text:tab/>LDA =8=</text:span></text:p>
      <text:p text:style-name="P12"><text:span text:style-name="T1"><text:tab/>DIV T0</text:span></text:p>
      <text:p text:style-name="P12"><text:span text:style-name="T1"><text:tab/>STA T1</text:span></text:p>
      <text:p text:style-name="P12"><text:span text:style-name="T1"><text:tab/>LDA x</text:span></text:p>
      <text:p text:style-name="P12"><text:span text:style-name="T1"><text:tab/>ADD T1</text:span></text:p>
      <text:p text:style-name="P12"><text:span text:style-name="T1"><text:tab/>STA T2</text:span></text:p>
      <text:p text:style-name="P12"><text:span text:style-name="T1"><text:tab/>LDA =5=</text:span></text:p>
      <text:p text:style-name="P12"><text:span text:style-name="T1"><text:tab/>STA T3</text:span></text:p>
      <text:p text:style-name="P12"><text:span text:style-name="T1"><text:tab/>LDA a</text:span></text:p>
      <text:p text:style-name="P12"><text:span text:style-name="T1"><text:tab/>SUB T3</text:span></text:p>
      <text:p text:style-name="P12"><text:span text:style-name="T1"><text:tab/>STA T4</text:span></text:p>
      <text:p text:style-name="P12"><text:span text:style-name="T1"><text:tab/>LDA T2</text:span></text:p>
      <text:p text:style-name="P12"><text:span text:style-name="T1"><text:tab/>CMPA T4</text:span></text:p>
      <text:p text:style-name="P12"><text:span text:style-name="T1"><text:tab/>JL TRUE</text:span></text:p>
      <text:p text:style-name="P12"><text:span text:style-name="T1"><text:tab/>LDA <text:s/>=0=</text:span></text:p>
      <text:p text:style-name="P12"><text:span text:style-name="T1"><text:tab/>JMP DONE</text:span></text:p>
      <text:p text:style-name="P12"><text:span text:style-name="T1">TRUE LDA <text:s/>=1=</text:span></text:p>
      <text:p text:style-name="P12"><text:span text:style-name="T1">DONE NOP</text:span></text:p>
      <text:p text:style-name="P12"><text:span text:style-name="T1"><text:tab/>CMPA 0</text:span></text:p>
      <text:p text:style-name="P12"><text:span text:style-name="T1"><text:tab/>JE ENDIF</text:span></text:p>
      <text:p text:style-name="P12"><text:span text:style-name="T1"><text:tab/>LDA =4=</text:span></text:p>
      <text:p text:style-name="P12"><text:span text:style-name="T1"><text:tab/>STA a</text:span></text:p>
      <text:p text:style-name="P12"><text:soft-page-break/><text:span text:style-name="T1"><text:tab/>LDA =2=</text:span></text:p>
      <text:p text:style-name="P12"><text:span text:style-name="T1"><text:tab/>STA mjd2</text:span></text:p>
      <text:p text:style-name="P12"><text:span text:style-name="T1">ENDIF NOP</text:span></text:p>
      <text:p text:style-name="P12"><text:span text:style-name="T1"><text:tab/>END <text:s/>START</text:span></text:p>
      <text:p text:style-name="P12"><text:span text:style-name="T1"><text:tab/>LDA =4=</text:span></text:p>
      <text:p text:style-name="P12"><text:span text:style-name="T1"><text:tab/>STA a</text:span></text:p>
      <text:p text:style-name="P12"><text:span text:style-name="T1"><text:tab/>LDA =2=</text:span></text:p>
      <text:p text:style-name="P12"><text:span text:style-name="T1"><text:tab/>STA mjd2</text:span></text:p>
      <text:p text:style-name="P12"><text:span text:style-name="T1">END_IF</text:span></text:p>
      <text:p text:style-name="P12"><text:span text:style-name="T1"><text:tab/>END <text:s/>START</text:span></text:p>
      <text:p text:style-name="P13"><text:span text:style-name="T1"/></text:p>
      <text:p text:style-name="P13"><text:span text:style-name="T1"/></text:p>
      <text:p text:style-name="P14"><text:span text:style-name="T1">INPUT</text:span></text:p>
      <text:p text:style-name="P15">read x;</text:p>
      <text:p text:style-name="P15">if 0 &lt; x then</text:p>
      <text:p text:style-name="P15"><text:s text:c="4"/>fact := 1;</text:p>
      <text:p text:style-name="P15"><text:s text:c="4"/>repeat</text:p>
      <text:p text:style-name="P15"><text:s text:c="8"/>fact := fact * x;</text:p>
      <text:p text:style-name="P15"><text:s text:c="8"/>x := x - 1</text:p>
      <text:p text:style-name="P15"><text:s text:c="4"/>until x = 0;</text:p>
      <text:p text:style-name="P15">write fact</text:p>
      <text:p text:style-name="P15">end</text:p>
      <text:p text:style-name="P15"/>
      <text:p text:style-name="P16">OUTPUT</text:p>
      <text:p text:style-name="P15">START<text:tab/>LDA x</text:p>
      <text:p text:style-name="P15"><text:tab/>STA T0</text:p>
      <text:p text:style-name="P15"><text:tab/>LDA =5=</text:p>
      <text:p text:style-name="P15"><text:tab/>STA T1</text:p>
      <text:p text:style-name="P15"><text:tab/>LDA T0</text:p>
      <text:p text:style-name="P15"><text:tab/>CMPA T1</text:p>
      <text:p text:style-name="P15"><text:tab/>JE TRUE</text:p>
      <text:p text:style-name="P15"><text:tab/>LDA <text:s/>=0=</text:p>
      <text:p text:style-name="P15"><text:tab/>JMP DONE</text:p>
      <text:p text:style-name="P15">TRUE LDA <text:s/>=1=</text:p>
      <text:p text:style-name="P15">DONE NOP</text:p>
      <text:p text:style-name="P15"><text:soft-page-break/><text:tab/>CMPA 0</text:p>
      <text:p text:style-name="P15"><text:tab/>JE ELSE</text:p>
      <text:p text:style-name="P15"><text:tab/>LDA =4=</text:p>
      <text:p text:style-name="P15"><text:tab/>STA a</text:p>
      <text:p text:style-name="P15"><text:tab/>JMP ENDIF</text:p>
      <text:p text:style-name="P15">ELSE<text:tab/>LDA i</text:p>
      <text:p text:style-name="P15"><text:tab/>STA T2</text:p>
      <text:p text:style-name="P15"><text:tab/>LDA =32=</text:p>
      <text:p text:style-name="P15"><text:tab/>SUB T2</text:p>
      <text:p text:style-name="P15"><text:tab/>STA b</text:p>
      <text:p text:style-name="P15">ENDIF NOP</text:p>
      <text:p text:style-name="P15"><text:tab/>END <text:s/>ST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08:31:04.179873965</meta:creation-date>
    <dc:date>2024-09-24T09:56:25.694703591</dc:date>
    <meta:editing-duration>PT2M20S</meta:editing-duration>
    <meta:editing-cycles>2</meta:editing-cycles>
    <meta:generator>LibreOffice/7.3.7.2$Linux_X86_64 LibreOffice_project/30$Build-2</meta:generator>
    <meta:document-statistic meta:table-count="0" meta:image-count="0" meta:object-count="0" meta:page-count="4" meta:paragraph-count="92" meta:word-count="444" meta:character-count="2253" meta:non-whitespace-character-count="1815"/>
  </office:meta>
</office:document-meta>
</file>